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0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8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12" style:family="graphic" style:parent-style-name="standard">
      <style:graphic-properties draw:stroke="none" draw:fill-color="#808080" draw:opacity="50%" draw:opacity-name="" draw:textarea-horizontal-align="justify" draw:textarea-vertical-align="middle" draw:auto-grow-height="false" fo:min-height="3.25cm" fo:min-width="11.7cm"/>
    </style:style>
    <style:style style:name="gr13" style:family="graphic" style:parent-style-name="standard">
      <style:graphic-properties draw:stroke="none" draw:fill-color="#808080" draw:opacity="50%" draw:opacity-name="" draw:textarea-horizontal-align="justify" draw:textarea-vertical-align="middle" draw:auto-grow-height="false" fo:min-height="2.75cm" fo:min-width="11.6cm"/>
    </style:style>
    <style:style style:name="gr1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-color="#808080" draw:opacity="50%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4cm" svg:y="1.05cm">
          <draw:text-box>
            <text:p><text:span text:style-name="T1">j</text:span><text:span text:style-name="T1">w</text:span></text:p>
          </draw:text-box>
        </draw:frame>
        <draw:frame draw:style-name="gr1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2" draw:text-style-name="P3" draw:layer="layout" svg:x1="2.9cm" svg:y1="2cm" svg:x2="2.9cm" svg:y2="10.9cm">
          <text:p/>
        </draw:line>
        <draw:line draw:style-name="gr3" draw:text-style-name="P3" draw:layer="layout" svg:x1="1.6cm" svg:y1="5cm" svg:x2="12.5cm" svg:y2="5cm">
          <text:p/>
        </draw:line>
        <draw:frame draw:style-name="gr4" draw:text-style-name="P4" draw:layer="layout" svg:width="1.8cm" svg:height="0.7cm" svg:x="1.5cm" svg:y="6.8cm">
          <draw:text-box>
            <text:p><text:span text:style-name="T2">-</text:span><text:span text:style-name="T2">w</text:span><text:span text:style-name="T3">s</text:span><text:span text:style-name="T2">/</text:span><text:span text:style-name="T2">2</text:span></text:p>
          </draw:text-box>
        </draw:frame>
        <draw:frame draw:style-name="gr5" draw:text-style-name="P4" draw:layer="layout" svg:width="0.8cm" svg:height="0.602cm" svg:x="2.3cm" svg:y="6.298cm">
          <draw:text-box>
            <text:p><text:span text:style-name="T2">0</text:span></text:p>
          </draw:text-box>
        </draw:frame>
        <draw:line draw:style-name="gr2" draw:text-style-name="P3" draw:layer="layout" svg:x1="1cm" svg:y1="6.3cm" svg:x2="13.3cm" svg:y2="6.3cm">
          <text:p/>
        </draw:line>
        <draw:line draw:style-name="gr3" draw:text-style-name="P3" draw:layer="layout" svg:x1="1.6cm" svg:y1="7.4cm" svg:x2="12.5cm" svg:y2="7.4cm">
          <text:p/>
        </draw:line>
        <draw:frame draw:style-name="gr4" draw:text-style-name="P4" draw:layer="layout" svg:width="1.8cm" svg:height="0.7cm" svg:x="1.6cm" svg:y="5cm">
          <draw:text-box>
            <text:p><text:span text:style-name="T2">w</text:span><text:span text:style-name="T3">s</text:span><text:span text:style-name="T2">/2</text:span></text:p>
          </draw:text-box>
        </draw:frame>
        <draw:line draw:style-name="gr6" draw:text-style-name="P3" draw:layer="layout" svg:x1="3.9cm" svg:y1="7.4cm" svg:x2="3.9cm" svg:y2="5cm">
          <text:p/>
        </draw:line>
        <draw:line draw:style-name="gr3" draw:text-style-name="P3" draw:layer="layout" svg:x1="1.591cm" svg:y1="2.6cm" svg:x2="12.491cm" svg:y2="2.5cm">
          <text:p/>
        </draw:line>
        <draw:frame draw:style-name="gr7" draw:text-style-name="P6" draw:layer="layout" svg:width="2.209cm" svg:height="1.149cm" svg:x="1.191cm" svg:y="2.6cm">
          <draw:text-box>
            <text:p text:style-name="P5"><text:span text:style-name="T4">w</text:span><text:span text:style-name="T5">s</text:span><text:span text:style-name="T4">/2+</text:span><text:span text:style-name="T2">w</text:span><text:span text:style-name="T3">s</text:span></text:p>
          </draw:text-box>
        </draw:frame>
        <draw:line draw:style-name="gr6" draw:text-style-name="P3" draw:layer="layout" svg:x1="3.891cm" svg:y1="5cm" svg:x2="3.891cm" svg:y2="2.6cm">
          <text:p/>
        </draw:line>
        <draw:frame draw:style-name="gr8" draw:text-style-name="P4" draw:layer="layout" svg:width="4.209cm" svg:height="0.953cm" svg:x="3.891cm" svg:y="3.4cm">
          <draw:text-box>
            <text:p><text:span text:style-name="T2">周期的なので考えない</text:span></text:p>
          </draw:text-box>
        </draw:frame>
        <draw:line draw:style-name="gr3" draw:text-style-name="P3" draw:layer="layout" svg:x1="1.591cm" svg:y1="9.8cm" svg:x2="12.491cm" svg:y2="9.7cm">
          <text:p/>
        </draw:line>
        <draw:line draw:style-name="gr6" draw:text-style-name="P3" draw:layer="layout" svg:x1="3.891cm" svg:y1="9.8cm" svg:x2="3.891cm" svg:y2="7.4cm">
          <text:p/>
        </draw:line>
        <draw:frame draw:style-name="gr9" draw:text-style-name="P4" draw:layer="layout" svg:width="4.509cm" svg:height="1.655cm" svg:x="3.891cm" svg:y="8.4cm">
          <draw:text-box>
            <text:p><text:span text:style-name="T2">周期的なので考えない</text:span></text:p>
          </draw:text-box>
        </draw:frame>
        <draw:frame draw:style-name="gr10" draw:text-style-name="P6" draw:layer="layout" svg:width="2.209cm" svg:height="1.149cm" svg:x="1.192cm" svg:y="9.101cm">
          <draw:text-box>
            <text:p text:style-name="P5"><text:span text:style-name="T4">-w</text:span><text:span text:style-name="T5">s</text:span><text:span text:style-name="T4">/2-</text:span><text:span text:style-name="T2">w</text:span><text:span text:style-name="T3">s</text:span></text:p>
          </draw:text-box>
        </draw:frame>
        <draw:frame draw:style-name="gr11" draw:text-style-name="P4" draw:layer="layout" svg:width="9.509cm" svg:height="1.051cm" svg:x="3.891cm" svg:y="5.6cm">
          <draw:text-box>
            <text:p><text:span text:style-name="T2">F(s)</text:span><text:span text:style-name="T2">は</text:span><text:span text:style-name="T2">w</text:span><text:span text:style-name="T2">に関して周期 </text:span><text:span text:style-name="T2">w</text:span><text:span text:style-name="T3">s</text:span><text:span text:style-name="T2">で周期的になるので帯域制限する</text:span></text:p>
          </draw:text-box>
        </draw:frame>
        <draw:custom-shape draw:style-name="gr12" draw:text-style-name="P7" draw:layer="layout" svg:width="12.2cm" svg:height="3.5cm" svg:x="1.1cm" svg:y="7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2.1cm" svg:height="3cm" svg:x="1.1cm" svg:y="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5T19:49:30.948697500</dc:date>
    <meta:editing-duration>PT1H31M16S</meta:editing-duration>
    <meta:editing-cycles>33</meta:editing-cycles>
    <meta:generator>LibreOffice/6.4.6.2$Linux_X86_64 LibreOffice_project/40$Build-2</meta:generator>
    <meta:document-statistic meta:object-count="22"/>
  </office:meta>
</office:document-meta>
</file>